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style:text-underline-style="solid" style:text-underline-width="auto" style:text-underline-color="font-color" officeooo:rsid="0019a8fa" officeooo:paragraph-rsid="0019a8fa" style:font-style-asian="italic" style:font-style-complex="italic"/>
    </style:style>
    <style:style style:name="P2" style:family="paragraph" style:parent-style-name="Standard">
      <style:text-properties officeooo:rsid="0019a8fa" officeooo:paragraph-rsid="0019a8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IES Joan Ramis i Ramis</text:p>
      <text:p text:style-name="Standard">C/ Instituts, 15</text:p>
      <text:p text:style-name="Standard">07701 Maó</text:p>
      <text:p text:style-name="Standard"/>
      <text:p text:style-name="Standard"/>
      <text:p text:style-name="Standard">A la atención de: Xerox Menorca</text:p>
      <text:p text:style-name="Standard">Pedido de dos multifunciones para el próximo trimestre.</text:p>
      <text:p text:style-name="Standard"/>
      <text:p text:style-name="Standard"/>
      <text:p text:style-name="Standard"/>
      <text:p text:style-name="P2">Muchas graci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tyle="italic" style:text-underline-style="solid" style:text-underline-width="auto" style:text-underline-color="font-color" officeooo:rsid="0019a8fa" officeooo:paragraph-rsid="0019a8fa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c-tac</text:p>
        <text:p text:style-name="MP1">Relojes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00:01.918161565</meta:creation-date>
    <dc:date>2024-11-15T12:18:47.964762683</dc:date>
    <meta:editing-duration>PT8M4S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1" meta:paragraph-count="8" meta:word-count="28" meta:character-count="163" meta:non-whitespace-character-count="142"/>
  </office:meta>
</office:document-meta>
</file>